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text:p text:style-name="P1">A peine Edward s'était-il lancé dans sa course, Lenna lâcha sa main. L'adolescent s'arrêta un instant pour se retourner, de peur que la jeune femme ne l'abandonne. Étant donné que c'était la raison même de leur rencontre, le blondin aurait été bien embêté s'il devait retrouver son chemin par lui-même, qui plus est avec des gardiens aux fesses. Perdu au beau milieu du Quartier Nord, il n'aurait pas mis longtemps avant de se faire rattraper, et Dieu seul savait quels ennuis cette petite escapade au parc lui aurait valus.</text:p>
      <text:p text:style-name="Text_20_body"/>
      <text:p text:style-name="Text_20_body">Son visage se fendit cependant d'un large sourire en constatant que ce n'était pas pour lui fausser compagnie que Lenna s'était arrêtée, mais pour achever le travail d'anéantissement d'ampoules qu'il avait entamé quelques instants plus tôt, son dernier tir n'ayant pas fait mouche. Edward fut empli de joie en voyant le verre exploser dans un bruit caractéristique, plongeant l'entourage du lampadaire dans la pénombre, et fut pris d'un frisson de plaisir presque malsain en voyant que l'harmonie de ce cercle de lampes était de retour -faisant certes fi de sa fonction première d'éclairer, mais mettant ainsi un terme au picotement qui lui parcourait l'échine depuis plusieurs minutes maintenant.</text:p>
      <text:p text:style-name="Text_20_body"/>
      <text:p text:style-name="Text_20_body">Les deux jeunes gens se remirent à courir vers la sortie, tandis qu'Edward observait d'un œil agréablement surpris sa complice de fortune. Alors qu'au moment de leur rencontre à peine quelques minutes plus tôt celle-ci le traitait avec un ennui non dissimulé à la limite du mépris, voilà qu'elle se prenait à son petit jeu d'autiste, et se rendait même fautive aux yeux de la loi comme ça, pour le plaisir. Il sourit de plus belle, oubliant momentanément qu'ils étaient dans une situation plus que délicate. Lenna parvint à se remettre à sa hauteur et lui intima de le suivre. Après un rapidement haussement de sourcil, Edward acquiesça sans ralentir le pas.</text:p>
      <text:p text:style-name="Text_20_body"/>
      <text:p text:style-name="Text_20_body">-Ok, je vous suis ! … On va à la gare ?</text:p>
      <text:p text:style-name="Text_20_body"/>
      <text:p text:style-name="Text_20_body">Eh oui, car leur petit jeu avait beau être extrêmement amusant, Il ne fallait pas oublier l'objectif principal de notre garçon : réussir à rentrer chez lui. Cela ne semblait cependant vraiment pas être gagné...</text:p>
      <text:p text:style-name="P1">L'adolescent et sa camarade de fuite réussirent enfin à prendre une sortie du parc, le gardien sur leurs talons. Ils avaient perdu un certain temps à s'acharner sur cette ampoule et celui-ci avait gagné du terrain sur eux. Comme convenu, ce fut Lenna qui prit la tête du duo de fuyards et à peine eurent-ils franchi la grille qui les séparait de la rue qu'elle le tira vers la droite sans même ralentir sa course. En entendant un nouveau coup de sifflet dans l'autre direction, Edward tourna la tête pour s'apercevoir que les renforts de leur poursuivant commençaient à arriver, sous la forme d'un deuxième agent en uniforme qui semblait leur en vouloir au moins autant que le premier.</text:p>
      <text:p text:style-name="Text_20_body"/>
      <text:p text:style-name="Text_20_body">Il ne fallait pas que les deux jeunes gens traînent trop longtemps dans les parages donc, sous peine [strike]d'être changés en statue de sel[/strike] de se faire attraper et de rater définitivement le train de banlieue (et accessoirement être convoqué au poste, mais ceci n'est que peccadille). Le blondin espérait donc que Lenna avait un plan solide et une cachette discrète, et si possible relativement proche. Car les pathétiques capacités physiques d'Edward arrivaient d'ors et déjà à leur limite, ce dernier manquant cruellement d'entraînement. Ses poumons commençaient déjà à brûler et sa respiration se faisait plus saccadée, moins fluide.</text:p>
      <text:p text:style-name="Text_20_body"/>
      <text:p text:style-name="Text_20_body">Heureusement pour sa santé, leur course poursuite fut relativement brève, puisque après avoir bifurqué successivement plusieurs fois de manière rapprochée histoire de paumer leurs poursuivants, la jeune femme s'arrêta dans une ruelle un peu glauque. Les mains sur les genoux, haletant, Edward fit de même en cherchant des yeux une potentielle cachette. Alors qu'il se relevait difficilement, se préparant à demander à Lenna ce qu'elle avait en tête, celle-ci ouvrit la porte d'une benne et lui intima de monter dedans. L'adolescent s'arrêta net, ses yeux ébahis en entendant la proposition. </text:p>
      <text:p text:style-name="Text_20_body"/>
      <text:p text:style-name="Text_20_body">-Vous n'êtes pas séri...</text:p>
      <text:p text:style-name="Text_20_body"/>
      <text:p text:style-name="Text_20_body">Le garçon n'eut pas le temps de terminer sa phrase qu'il fut projeté dans la benne, et bascula à l'intérieur en poussant un cri assez peu viril, trop surpris pour faire quoi que ce soit. Il réussit même à se cogner au passage, s'entaillant superficiellement le front sur une plaie d'un bon centimètre de long.</text:p>
      <text:p text:style-name="Text_20_body"/>
      <text:p text:style-name="Text_20_body">-Ah, la bonne journée.</text:p>
      <text:p text:style-name="P1">L'odeur nauséabonde qui régnait dans la benne à ordures vint agresser les narines de notre blondin qui, il fallait bien l'avouer, avait légèrement laissé la situation lui échapper. Le fait qu'il en soit réduit à se cacher dans une poubelles avec une quasi-parfaite inconnue avec une sale entaille sur le front n'en était que la dernière preuve, mais il ne fallait pas oublier que tout était parti d'une maison que le garçon trouvait moche, qui l'avait déconnecté de la réalité, aboutissant à la succession d'événements que nous connaissons... Une fois encore, Edward maudit sa maladie qui le mettait souvent dans des positions comme celle-ci.</text:p>
      <text:p text:style-name="Text_20_body"/>
      <text:p text:style-name="Text_20_body">Pour l'heure, il fallait qu'il attende pendant une durée encore indéterminée au fond d'une benne en compagnie de la jeune femme dont il ignorait encore le nom. Cette dernière s'était introduit dans le container à sa suite puis les avait enfermés dedans, les plongeant ainsi dans une obscurité quasi totale, uniquement brisée par une fine raie lumineuse provenant d'un interstice visible sous le couvercle. Les yeux d'Edward mirent un certain temps à s'habituer au manque de visibilité et attendit sans bouger le temps d'y voir un peu plus clair. Au moment où il commençait à discerner un peu plus distinctement les formes qui l'entouraient, Lenna brisa le silence.</text:p>
      <text:p text:style-name="Text_20_body"/>
      <text:p text:style-name="Text_20_body">Contrairement à ce que le garçon espérait, la jeune femme ne lui annonça pas qu'ils avaient assez attendu. Elle émit une simple suggestion ; un conseil qui lui éviterait ce genre d'ennuis à l'avenir. Si elle avait pu voir le visage du blondin à ce moment-là -et peut-être le pouvait-elle-, la Seraph l'aurait vu se figer dans une expression indescriptible. Lentement, comme s'il avait peur de le briser, Edward sortit d'une poche de son jean un smartphone et l'activa, la lumière émise par son écran l'éblouissant légèrement de manière temporaire. Avec un petit sourire coupable, il le présenta à Lenna en rentrant la tête dans ses épaules.</text:p>
      <text:p text:style-name="Text_20_body"/>
      <text:p text:style-name="Text_20_body">-J'oublie à chaque fois...</text:p>
      <text:p text:style-name="P1">A la vue du téléphone qu'Edward sortit de la poche de son jean, le visage de Lenna s'assombrit encore -si une telle chose était possible. Son air d'amusement exaspéré laissa place à une expression presque méprisante qui eut l'effet d'une douche froide sur l'adolescent, qui comprit qu'ils en étaient arrivés au point fatidique où la Seraph en avait marre de ses idioties. Étant pourtant habitué à ce genre de réaction, que la plupart des personnes avec qui il essayait d'avoir une discussion finissaient par avoir au bout d'un moment en sa compagnie, il accusa le coup avec force cette fois-ci. Au vu de la façon dont la jeune femme avait réagi à ses bêtises, amusée par ses enfantillages, le blondin s'était dit que peut-être pour une fois il y échapperait. La dernière en date avait pourtant fait office de goutte d'eau faisant déborder le vase.</text:p>
      <text:p text:style-name="Text_20_body"/>
      <text:p text:style-name="Text_20_body">Edward resta stoïque lorsque Lenna s'empara de son téléphone pour y programmer une alarme, toute son énergie s'étant comme envolée à l'entente de son soupir non dissimulé. Sa vitalité enfantine, qui l'avait poussé à faire son cirque au parc, avait laissé place à une apathie morose, dans un changement aussi radical que soudain, comme un enfant que l'on venait de rappeler à l'ordre. Il récupéra son téléphone sans un mot, plus blessé qu'il ne le laissait paraître par cette action infantilisante qui n'était pas sans lui rappeler ses parents qui le traitaient toujours comme un gamin en raison de sa maladie. L'objet retrouva sa place originale dans l'une de ses poches et Edward leva la tête pour écouter ce que Lenna avait à lui dire, plaçant sa main en visière alors qu'il était légèrement ébloui par la lumière qui s'introduisit dans leur cachette lorsque celle-ci souleva son couvercle, ses yeux ayant fini par s'habituer à l'obscurité ambiante.</text:p>
      <text:p text:style-name="Text_20_body"/>
      <text:p text:style-name="Text_20_body">-Je vous suis.</text:p>
      <text:p text:style-name="Text_20_body"/>
      <text:p text:style-name="Text_20_body">Ignorant par fierté la main qui lui était tendue, le garçon fit de son mieux pour s'extirper du tas d'ordres dans lequel il marinait depuis quelques minutes maintenant. Encore une excellente idée de sa part, au vu de la manière gauche avec laquelle il se dépatouilla pour sortir, manquant de tomber à la renverse à plusieurs reprises en glissant sur des liquides dont il préférait ignorer la provenance, achevant de le tourner en ridicule. C'était désormais la frustration qui dominait son esprit, frustration de donner systématiquement raison à tous ces gens qui le considéraient comme un gamin incapable de se débrouiller par lui-même, et c'est le visage fermé qu'il emboîta le pas de la dernière en date à agir de la so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4-01T21:08:37.64</dc:date>
    <meta:editing-duration>PT18H18M29S</meta:editing-duration>
    <meta:editing-cycles>734</meta:editing-cycles>
    <meta:generator>OpenOffice/4.1.2$Win32 OpenOffice.org_project/412m3$Build-9782</meta:generator>
    <dc:creator>Thoé </dc:creator>
    <meta:document-statistic meta:table-count="0" meta:image-count="0" meta:object-count="0" meta:page-count="10" meta:paragraph-count="60" meta:word-count="3741" meta:character-count="22563"/>
  </office:meta>
</office:document-meta>
</file>